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22-09-29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22-03-24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21-09-28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21-03-23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20-12-1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20-09-24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20-06-01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9-10-02 2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8956" calcext:value-type="float">
            <text:p>26.69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6588" calcext:value-type="float">
            <text:p>24.51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835116264102</text:p>
          </table:table-cell>
          <table:table-cell office:value-type="string" calcext:value-type="string">
            <text:p>196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26" meta:object-count="0"/>
    <meta:user-defined meta:name="AppVersion">3.0</meta:user-defined>
  </office:meta>
</office:document-meta>
</file>